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6b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Link para configurar o SSH no Linux</text:span>*</text:p>
      <text:p text:style-name="Standard"/>
      <text:p text:style-name="Standard"><text:a xlink:type="simple" xlink:href="https://linuxkamarada.com/pt/2017/04/09/usando-chaves-ssh-com-o-git/#.YdNwfnXMKUE" text:style-name="Internet_20_link" text:visited-style-name="Visited_20_Internet_20_Link">https://linuxkamarada.com/pt/2017/04/09/usando-chaves-ssh-com-o-git/#.YdNwfnXMKUE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9:14:20.788581827</meta:creation-date>
    <meta:generator>LibreOffice/6.4.7.2$Linux_X86_64 LibreOffice_project/40$Build-2</meta:generator>
    <dc:date>2022-01-03T19:16:14.514931549</dc:date>
    <meta:editing-duration>PT2M1S</meta:editing-duration>
    <meta:editing-cycles>1</meta:editing-cycles>
    <meta:document-statistic meta:table-count="0" meta:image-count="0" meta:object-count="0" meta:page-count="1" meta:paragraph-count="2" meta:word-count="9" meta:character-count="119" meta:non-whitespace-character-count="112"/>
  </office:meta>
</office:document-meta>
</file>